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61adf"/>
    </style:style>
    <style:style style:name="P2" style:family="paragraph" style:parent-style-name="Text_20_body">
      <style:text-properties officeooo:rsid="0028ff17" officeooo:paragraph-rsid="0028ff17"/>
    </style:style>
    <style:style style:name="P3" style:family="paragraph" style:parent-style-name="Text_20_body">
      <style:text-properties officeooo:rsid="002a3fdb" officeooo:paragraph-rsid="002a3fdb"/>
    </style:style>
    <style:style style:name="P4" style:family="paragraph" style:parent-style-name="Text_20_body">
      <style:text-properties officeooo:rsid="002ba844" officeooo:paragraph-rsid="002ba844"/>
    </style:style>
    <style:style style:name="P5" style:family="paragraph" style:parent-style-name="Text_20_body">
      <style:text-properties officeooo:rsid="002cb240" officeooo:paragraph-rsid="002cb240"/>
    </style:style>
    <style:style style:name="P6" style:family="paragraph" style:parent-style-name="Text_20_body">
      <style:text-properties officeooo:rsid="002e7cc7" officeooo:paragraph-rsid="002e7cc7"/>
    </style:style>
    <style:style style:name="P7" style:family="paragraph" style:parent-style-name="Text_20_body">
      <style:text-properties officeooo:rsid="002e9479" officeooo:paragraph-rsid="002e9479"/>
    </style:style>
    <style:style style:name="P8" style:family="paragraph" style:parent-style-name="Text_20_body">
      <style:text-properties officeooo:rsid="002ff5e8" officeooo:paragraph-rsid="002ff5e8"/>
    </style:style>
    <style:style style:name="P9" style:family="paragraph" style:parent-style-name="Text_20_body">
      <style:text-properties officeooo:rsid="0031a99b" officeooo:paragraph-rsid="0031a99b"/>
    </style:style>
    <style:style style:name="P10" style:family="paragraph" style:parent-style-name="Text_20_body">
      <style:text-properties officeooo:rsid="003295b1" officeooo:paragraph-rsid="003295b1"/>
    </style:style>
    <style:style style:name="P11"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12"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13"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14"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15"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16"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17"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18"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19"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20"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21"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22"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23"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24"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25"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26"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27" style:family="paragraph" style:parent-style-name="Text_20_body">
      <style:text-properties officeooo:rsid="00331cbb" officeooo:paragraph-rsid="00331cbb"/>
    </style:style>
    <style:style style:name="P28" style:family="paragraph" style:parent-style-name="Text_20_body">
      <style:text-properties officeooo:rsid="0038f6ee" officeooo:paragraph-rsid="0038f6ee"/>
    </style:style>
    <style:style style:name="P29" style:family="paragraph" style:parent-style-name="Text_20_body">
      <style:text-properties officeooo:rsid="003a4e34" officeooo:paragraph-rsid="003a4e34"/>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061adf" officeooo:paragraph-rsid="00061adf"/>
    </style:style>
    <style:style style:name="P32" style:family="paragraph" style:parent-style-name="Heading_20_2">
      <style:text-properties officeooo:rsid="002a3fdb" officeooo:paragraph-rsid="002a3fdb"/>
    </style:style>
    <style:style style:name="P33" style:family="paragraph" style:parent-style-name="Heading_20_2">
      <style:text-properties officeooo:rsid="002ba844" officeooo:paragraph-rsid="002ba844"/>
    </style:style>
    <style:style style:name="P34" style:family="paragraph" style:parent-style-name="Heading_20_2">
      <style:text-properties officeooo:rsid="002e7cc7" officeooo:paragraph-rsid="002e7cc7"/>
    </style:style>
    <style:style style:name="P35" style:family="paragraph" style:parent-style-name="Heading_20_2">
      <style:text-properties officeooo:rsid="002e9479" officeooo:paragraph-rsid="002e9479"/>
    </style:style>
    <style:style style:name="P36" style:family="paragraph" style:parent-style-name="Heading_20_2">
      <style:text-properties officeooo:rsid="002ff5e8" officeooo:paragraph-rsid="002ff5e8"/>
    </style:style>
    <style:style style:name="P37" style:family="paragraph" style:parent-style-name="Heading_20_2">
      <style:text-properties officeooo:rsid="0031a99b" officeooo:paragraph-rsid="0031a99b"/>
    </style:style>
    <style:style style:name="P38" style:family="paragraph" style:parent-style-name="Heading_20_2">
      <style:text-properties officeooo:rsid="0038f6ee" officeooo:paragraph-rsid="0038f6ee"/>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style:style style:name="T10" style:family="text">
      <style:text-properties officeooo:rsid="003200d1"/>
    </style:style>
    <style:style style:name="T11" style:family="text">
      <style:text-properties officeooo:rsid="00350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h text:style-name="Heading_20_2" text:outline-level="2">PRINT<text:span text:style-name="T1">(id, thing), PRINT(thing)</text:span></text:h>
      <text:p text:style-name="P12">Prints the evaluated value of thing (type float, string, or boolean) with the literal id of id. If no id is specified, “N” is used.</text:p>
      <text:h text:style-name="Heading_20_2" text:outline-level="2">GOTO(label)</text:h>
      <text:p text:style-name="P11">Jumps unconditionally to the literal label specified. Jumping between functions is undefined behavior and may cause any number of odd happenings.</text:p>
      <text:h text:style-name="Heading_20_2" text:outline-level="2">LABEL(label)</text:h>
      <text:p text:style-name="P11">A literal label used for GOTO and BRANCH statements.</text:p>
      <text:h text:style-name="Heading_20_2" text:outline-level="2">BRANCH(condition, label)</text:h>
      <text:p text:style-name="P11">If the condition is true, jumps to the specified literal label.</text:p>
      <text:h text:style-name="Heading_20_2" text:outline-level="2">VARIABLE(name, value)</text:h>
      <text:p text:style-name="P11">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h text:style-name="Heading_20_2" text:outline-level="2">END()</text:h>
      <text:p text:style-name="P11">Stops execution of the user program and exits, then running unit tests.</text:p>
      <text:h text:style-name="Heading_20_2" text:outline-level="2">NONE()</text:h>
      <text:p text:style-name="P13">Does nothing.</text:p>
      <text:h text:style-name="Heading_20_2" text:outline-level="2">UPSCOPE()</text:h>
      <text:p text:style-name="P13">Used to make another “scope” inward of variables, mostly for internal use. If DOWNSCOPE() is not called correctly afterward, everything will go wrong.</text:p>
      <text:h text:style-name="Heading_20_2" text:outline-level="2">USERFUN(function(args))</text:h>
      <text:p text:style-name="P14">Executes a user <text:span text:style-name="T2">defined </text:span>function with the correct arguments while discarding the resulting return value.</text:p>
      <text:h text:style-name="Heading_20_2" text:outline-level="2">FDEF(function())</text:h>
      <text:p text:style-name="P15">Starts a function definition block. No arguments are specified in the function definition. Arguments are passed through the arguments a1, a2, a3, etc. and may be of any type.</text:p>
      <text:h text:style-name="Heading_20_2" text:outline-level="2">EFDEF()</text:h>
      <text:p text:style-name="P15">Ends the function definition block.</text:p>
      <text:h text:style-name="Heading_20_2" text:outline-level="2">VARSET(name, value)</text:h>
      <text:p text:style-name="P15">Sets a variable one “scope” up while assuming it has been created.</text:p>
      <text:h text:style-name="Heading_20_2" text:outline-level="2">REMVAR(name)</text:h>
      <text:p text:style-name="P16">Undefines a variable in the current scope.</text:p>
      <text:h text:style-name="Heading_20_2" text:outline-level="2">BRKPT()</text:h>
      <text:p text:style-name="P16">A function with a breakpoint in the PDE for debugging.</text:p>
      <text:h text:style-name="Heading_20_2" text:outline-level="2">RET(value)</text:h>
      <text:p text:style-name="P17">Evaluates value and returns it. This may be of type float, string, or boolean, and a single function can return multiple different types. <text:span text:style-name="T3">If it can, it can be called from any appropriate expressions.</text:span></text:p>
      <text:h text:style-name="Heading_20_2" text:outline-level="2">GVAR(name, value)</text:h>
      <text:p text:style-name="P17">Sets a global variable which is persistent across main() loop cycles.</text:p>
      <text:h text:style-name="Heading_20_2" text:outline-level="2">U(expected, expression)</text:h>
      <text:p text:style-name="P17">Does a “unit test” by evaluating expression and checking to see if it matches the expected value.</text:p>
      <text:h text:style-name="Heading_20_2" text:outline-level="2">IF(expression)</text:h>
      <text:p text:style-name="P18">Continues if the evaluated expression is true, skips to the next ELIF/ELSE if false.</text:p>
      <text:h text:style-name="Heading_20_2" text:outline-level="2"><text:soft-page-break/>ELSE()</text:h>
      <text:p text:style-name="P18">Executed if and only if all other IF and ELIF statements were false.</text:p>
      <text:h text:style-name="Heading_20_2" text:outline-level="2">ENDIF()</text:h>
      <text:p text:style-name="P19">End of an IF block. Anything after it will be executed regardless of what happened in the previous IF block unless the function returned or the program stopped or something.</text:p>
      <text:h text:style-name="Heading_20_2" text:outline-level="2">DO()</text:h>
      <text:p text:style-name="P20">Start of a DOWHILE block. The code after it will always be executed.</text:p>
      <text:h text:style-name="Heading_20_2" text:outline-level="2">DOWHILE(<text:span text:style-name="T5">condition</text:span>)</text:h>
      <text:p text:style-name="P20">End of a DOWHILE block. <text:span text:style-name="T4">Jumps back to the matching DO if the evaluated condition is true.</text:span></text:p>
      <text:h text:style-name="Heading_20_2" text:outline-level="2">WHILE(condition)</text:h>
      <text:p text:style-name="P21">Does the following code repeatedly until the condition evaluates to false, then skipping to the matching ENDWHILE. It will skip the block if the condition evaluates to false the first time.</text:p>
      <text:h text:style-name="Heading_20_2" text:outline-level="2">ENDWHILE()</text:h>
      <text:p text:style-name="P22">End of a while block. Will jump to the corresponding while statement and continue if the WHILE condition is satisfied.</text:p>
      <text:h text:style-name="Heading_20_2" text:outline-level="2">FOR(init, condition, increment)</text:h>
      <text:p text:style-name="P23">First runs the init instruction (can be anything), then runs through the block. If the condition evaluates to true at the end of the block, it skips back to the FOR statement and performs the incrementation instruction.</text:p>
      <text:h text:style-name="Heading_20_2" text:outline-level="2">ENDFOR()</text:h>
      <text:p text:style-name="P24">End of a FOR block. See FOR for behavior.</text:p>
      <text:h text:style-name="Heading_20_2" text:outline-level="2">ARR(name, type)</text:h>
      <text:p text:style-name="P25">Creates an array/arraylist with the appropriate name and type (float, string, or boolean)</text:p>
      <text:h text:style-name="Heading_20_2" text:outline-level="2">ASET(name, <text:span text:style-name="T8">index</text:span>, value)</text:h>
      <text:p text:style-name="P26">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30" text:outline-level="1">teascript.pde</text:h>
      <text:h text:style-name="P32" text:outline-level="2">Variables</text:h>
      <text:p text:style-name="Text_20_body">m: the global Machine holding and orchestrating all instructions and data</text:p>
      <text:p text:style-name="P2">st: start time in milliseconds</text:p>
      <text:p text:style-name="P2">debugMode: whether to have the normal crashy errors (true) or to try to print them nicely in the context of the script</text:p>
      <text:h text:style-name="Heading_20_2" text:outline-level="2">setup()</text:h>
      <text:p text:style-name="P3">Initializes st and creates and initializes m with the test.tea file</text:p>
      <text:h text:style-name="P32" text:outline-level="2">draw()</text:h>
      <text:p text:style-name="P3">Executes the TeaScript file loaded in the machine</text:p>
      <text:h text:style-name="P32" text:outline-level="2">end()</text:h>
      <text:p text:style-name="P3">Runs unit tests and closes the window/exits the program</text:p>
      <text:h text:style-name="P31" text:outline-level="1">action.pde</text:h>
      <text:h text:style-name="P33" text:outline-level="2">Class overview</text:h>
      <text:p text:style-name="P4">Stores a single instruction along with its arguments and handles its execution when told to do so</text:p>
      <text:h text:style-name="P33" text:outline-level="2">Variables</text:h>
      <text:p text:style-name="P4">thing: the raw string passed to it during its construction</text:p>
      <text:p text:style-name="P4">splits: thing split into separate arguments (includes function name) i.e.:</text:p>
      <text:p text:style-name="P4">A(B, C) will give {“A”, “B”, “C”}</text:p>
      <text:p text:style-name="P5">type: the Action’s Type</text:p>
      <text:p text:style-name="P5">Type: the various kinds of actions which an action can be</text:p>
      <text:p text:style-name="P5">jumpcall: the function to call back to when requesting a jump to line, info about other lines, etc. (it is usually the function calling the action, but </text:p>
      <text:p text:style-name="P5">may be null if an action is called from outside of functions or if it is just constructed for a one-off action)</text:p>
      <text:h text:style-name="P34" text:outline-level="2">PRINT()</text:h>
      <text:p text:style-name="P6">Prints the second argument evaluated with the raw first argument as the id. If there is only one argument, it prints it with id “N”</text:p>
      <text:h text:style-name="P35" text:outline-level="2">GOTO()</text:h>
      <text:p text:style-name="P7">Calls jumpcall goto using the raw label passed into it</text:p>
      <text:h text:style-name="P35" text:outline-level="2">LABEL()</text:h>
      <text:p text:style-name="P7">Establishes its line as a label in m and clears itself of doing anything</text:p>
      <text:h text:style-name="P35" text:outline-level="2">BRANCH()</text:h>
      <text:p text:style-name="P7">If the first argument evaluates to true, jumps to the specified raw label in the second argument</text:p>
      <text:h text:style-name="P36" text:outline-level="2">VARIABLE()</text:h>
      <text:p text:style-name="P8">Depending on the type of the second argument, creates a variable by the name of the first argument and sets its value to the evaluated value of the second argument</text:p>
      <text:h text:style-name="P37" text:outline-level="2">END()</text:h>
      <text:p text:style-name="P9">Calls the end function</text:p>
      <text:h text:style-name="Heading_20_2" text:outline-level="2">NONE()</text:h>
      <text:p text:style-name="P9">Does nothing</text:p>
      <text:h text:style-name="Heading_20_2" text:outline-level="2">UPSCOPE()</text:h>
      <text:p text:style-name="P9">Adds another dictionary/hashmap to all variable arraylists</text:p>
      <text:h text:style-name="Heading_20_2" text:outline-level="2">DOWNSCOPE()</text:h>
      <text:p text:style-name="P9">Removes the last “layer” from all variable arraylists</text:p>
      <text:h text:style-name="Heading_20_2" text:outline-level="2">USERFUN()</text:h>
      <text:p text:style-name="P9">Executes a user defined function by getting it by name, duplicating it (to prevent recursive muddling), <text:span text:style-name="T10">and executing it by passing the whole thing in</text:span></text:p>
      <text:h text:style-name="Heading_20_2" text:outline-level="2">FDEF()</text:h>
      <text:p text:style-name="P10">Defines an action:</text:p>
      <text:p text:style-name="P10">1. creates a list to hold all of its actions in order</text:p>
      <text:p text:style-name="P10">2. goes through all lines while looking for RET instructions, then setting return type variables to true if appropriate while also adding each instruction to the arraylist</text:p>
      <text:p text:style-name="P10">3. adds the function to the appropriate function lists with the created array of inst<text:span text:style-name="T11">r</text:span>uctions</text:p>
      <text:p text:style-name="P27">4. sets the type to NONE because a function only needs to be defined once</text:p>
      <text:h text:style-name="P38" text:outline-level="2"><text:soft-page-break/>EFDEF()</text:h>
      <text:p text:style-name="P28">Flag for end of function definition</text:p>
      <text:h text:style-name="P38" text:outline-level="2">VARSET()</text:h>
      <text:p text:style-name="P29">Sets a float by the name of the raw value of splits[1] one “level” up to the evaluated value of splits[2]</text:p>
      <text:h text:style-name="P31" text:outline-level="1">evaluation.pde</text:h>
      <text:p text:style-name="P1"/>
      <text:p text:style-name="P1"/>
      <text:h text:style-name="P31" text:outline-level="1">function.pde</text:h>
      <text:p text:style-name="P1"/>
      <text:p text:style-name="P1"/>
      <text:h text:style-name="P31" text:outline-level="1">ifunctions.pde</text:h>
      <text:p text:style-name="P1"/>
      <text:p text:style-name="P1"/>
      <text:h text:style-name="P31" text:outline-level="1">machine.pde</text:h>
      <text:p text:style-name="P1"/>
      <text:p text:style-name="P1"/>
      <text:h text:style-name="P31" text:outline-level="1">tester.pde</text:h>
      <text:p text:style-name="P1"/>
      <text:p text:style-name="P1"/>
      <text:h text:style-name="P31" text:outline-level="1">utils.pde</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name="Ubuntu Mono" fo:font-family="'Ubuntu Mono'" style:font-pitch="fixed" officeooo:rsid="00061ad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Ubuntu Mono" fo:font-family="'Ubuntu Mono'" style:font-pitch="fixed"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11T22:10:44.603182401</dc:date>
    <meta:editing-duration>PT2H57M52S</meta:editing-duration>
    <meta:editing-cycles>44</meta:editing-cycles>
    <meta:generator>LibreOffice/5.1.6.2$Linux_X86_64 LibreOffice_project/10m0$Build-2</meta:generator>
    <meta:document-statistic meta:table-count="0" meta:image-count="0" meta:object-count="0" meta:page-count="11" meta:paragraph-count="115" meta:word-count="999" meta:character-count="6063" meta:non-whitespace-character-count="5178"/>
  </office:meta>
</office:document-meta>
</file>